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469" officeooo:paragraph-rsid="001d6469"/>
    </style:style>
    <style:style style:name="P2" style:family="paragraph" style:parent-style-name="Standard">
      <style:text-properties officeooo:rsid="001e9f5b" officeooo:paragraph-rsid="001e9f5b"/>
    </style:style>
    <style:style style:name="P3" style:family="paragraph" style:parent-style-name="Standard">
      <style:text-properties officeooo:rsid="001e9f5b" officeooo:paragraph-rsid="001e9f5b"/>
    </style:style>
    <style:style style:name="P4" style:family="paragraph" style:parent-style-name="Standard">
      <style:text-properties officeooo:rsid="00222e8e" officeooo:paragraph-rsid="00222e8e"/>
    </style:style>
    <style:style style:name="T1" style:family="text">
      <style:text-properties officeooo:rsid="0022b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items não crescem no eixo principal mas crescem no eixo transversal esse é o comportamento padrão do flex-box</text:p>
      <text:p text:style-name="P1"/>
      <text:p text:style-name="P2">align-items funciona bem quando se tem apenas uma linha de elementos</text:p>
      <text:p text:style-name="P2"/>
      <text:p text:style-name="P2">caso o container tenha mais de uma linha de elementos é recomendado usar o align-content, que serve justamente pra isso</text:p>
      <text:p text:style-name="P2"/>
      <text:p text:style-name="P4">align-content <text:span text:style-name="T1">vai alinhar todo o conteudo (todos juntos) de dentro do container pra determinada area, já o align-items vai alinhar cada linha ou cada coluna entre si, pra determinada are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5:35:16.613112925</meta:creation-date>
    <dc:date>2022-06-26T19:38:40.871229015</dc:date>
    <meta:editing-duration>PT23H43M25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4" meta:word-count="80" meta:character-count="486" meta:non-whitespace-character-count="410"/>
  </office:meta>
</office:document-meta>
</file>